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041366" officeooo:paragraph-rsid="00041366"/>
    </style:style>
    <style:style style:name="P2" style:family="paragraph" style:parent-style-name="Text_20_body" style:list-style-name="L22">
      <style:paragraph-properties fo:margin-top="0cm" fo:margin-bottom="0cm" style:contextual-spacing="false"/>
      <style:text-properties style:font-name="arial"/>
    </style:style>
    <style:style style:name="P3" style:family="paragraph" style:parent-style-name="Text_20_body" style:list-style-name="L22">
      <style:text-properties style:font-name="arial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 style:list-style-name="L22"/>
    <style:style style:name="P7" style:family="paragraph" style:parent-style-name="Text_20_body" style:list-style-name="L22">
      <style:text-properties officeooo:paragraph-rsid="00041366"/>
    </style:style>
    <style:style style:name="P8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officeooo:rsid="00041366"/>
    </style:style>
    <style:style style:name="T2" style:family="text">
      <style:text-properties style:font-name="arial"/>
    </style:style>
    <style:style style:name="T3" style:family="text">
      <style:text-properties style:font-name="arial" officeooo:rsid="0004136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ect Report for Gym Management System</text:p>
      <text:p text:style-name="P1"/>
      <text:p text:style-name="P1"/>
      <text:list xml:id="list2544505777" text:style-name="L22">
        <text:list-item>
          <text:p text:style-name="P7"><text:span text:style-name="Strong_20_Emphasis"><text:span text:style-name="T3">ID</text:span></text:span><text:span text:style-name="T3">: DEF-001</text:span></text:p>
        </text:list-item>
        <text:list-item>
          <text:p text:style-name="P8"><text:span text:style-name="Strong_20_Emphasis"><text:span text:style-name="T2">Project</text:span></text:span><text:span text:style-name="T2">: Gym Management System</text:span></text:p>
        </text:list-item>
        <text:list-item>
          <text:p text:style-name="P2"/>
        </text:list-item>
        <text:list-item>
          <text:p text:style-name="P8"><text:span text:style-name="Strong_20_Emphasis"><text:span text:style-name="T2">Product</text:span></text:span><text:span text:style-name="T2">: Trainer Management Module <text:s text:c="3"/></text:span></text:p>
        </text:list-item>
      </text:list>
      <text:p text:style-name="P4"/>
      <text:list xml:id="list154538253362829" text:continue-numbering="true" text:style-name="L22">
        <text:list-item>
          <text:p text:style-name="P8"><text:span text:style-name="Strong_20_Emphasis"><text:span text:style-name="T2">Release Version</text:span></text:span><text:span text:style-name="T2">: 2.3.1</text:span></text:p>
        </text:list-item>
      </text:list>
      <text:p text:style-name="P4"/>
      <text:list xml:id="list154539222130725" text:continue-numbering="true" text:style-name="L22">
        <text:list-item>
          <text:p text:style-name="P8"><text:span text:style-name="Strong_20_Emphasis"><text:span text:style-name="T2">Module</text:span></text:span><text:span text:style-name="T2">: Trainer Profile Management</text:span></text:p>
        </text:list-item>
      </text:list>
      <text:p text:style-name="P4"/>
      <text:list xml:id="list154539273041401" text:continue-numbering="true" text:style-name="L22">
        <text:list-item>
          <text:p text:style-name="P8"><text:span text:style-name="Strong_20_Emphasis"><text:span text:style-name="T2">Defected Build Version</text:span></text:span><text:span text:style-name="T2">: 2.3.1 Build 45</text:span></text:p>
        </text:list-item>
      </text:list>
      <text:p text:style-name="P4"/>
      <text:list xml:id="list154539284016680" text:continue-numbering="true" text:style-name="L22">
        <text:list-item>
          <text:p text:style-name="P8"><text:span text:style-name="Strong_20_Emphasis"><text:span text:style-name="T2">Summary</text:span></text:span><text:span text:style-name="T2">: Missing Validation for Numeric Fields (</text:span><text:span text:style-name="Source_20_Text"><text:span text:style-name="T2">mobileno</text:span></text:span><text:span text:style-name="T2"> and </text:span><text:span text:style-name="Source_20_Text"><text:span text:style-name="T2">pay_id</text:span></text:span><text:span text:style-name="T2">)</text:span></text:p>
        </text:list-item>
      </text:list>
      <text:p text:style-name="P4"/>
      <text:list xml:id="list154537260762829" text:continue-numbering="true" text:style-name="L22">
        <text:list-item>
          <text:p text:style-name="P8"><text:span text:style-name="Strong_20_Emphasis"><text:span text:style-name="T2">Description</text:span></text:span><text:span text:style-name="T2">: The </text:span><text:span text:style-name="Source_20_Text"><text:span text:style-name="T2">mobileno</text:span></text:span><text:span text:style-name="T2"> and </text:span><text:span text:style-name="Source_20_Text"><text:span text:style-name="T2">pay_id</text:span></text:span><text:span text:style-name="T2"> fields are treated as text fields but should be numeric. There is no validation to ensure that these fields only contain numeric values.</text:span></text:p>
        </text:list-item>
      </text:list>
      <text:p text:style-name="P4"/>
      <text:list xml:id="list154538009976359" text:continue-numbering="true" text:style-name="L22">
        <text:list-item>
          <text:p text:style-name="P6"><text:span text:style-name="Strong_20_Emphasis"><text:span text:style-name="T2">Steps to Replicate</text:span></text:span><text:span text:style-name="T2">:</text:span></text:p>
          <text:list>
            <text:list-item>
              <text:p text:style-name="P8"><text:span text:style-name="T2">Input non-numeric characters into </text:span><text:span text:style-name="Source_20_Text"><text:span text:style-name="T2">mobileno</text:span></text:span><text:span text:style-name="T2"> and </text:span><text:span text:style-name="Source_20_Text"><text:span text:style-name="T2">pay_id</text:span></text:span><text:span text:style-name="T2">.</text:span></text:p>
            </text:list-item>
            <text:list-item>
              <text:p text:style-name="P3">Submit the form.</text:p>
            </text:list-item>
          </text:list>
        </text:list-item>
      </text:list>
      <text:p text:style-name="P5"/>
      <text:list xml:id="list154539248085007" text:continue-numbering="true" text:style-name="L22">
        <text:list-item>
          <text:p text:style-name="P8"><text:span text:style-name="Strong_20_Emphasis"><text:span text:style-name="T2">Actual Result</text:span></text:span><text:span text:style-name="T2">: Non-numeric values are accepted and stored in the database.</text:span></text:p>
        </text:list-item>
      </text:list>
      <text:p text:style-name="P4"/>
      <text:list xml:id="list154538627969025" text:continue-numbering="true" text:style-name="L22">
        <text:list-item>
          <text:p text:style-name="P8"><text:span text:style-name="Strong_20_Emphasis"><text:span text:style-name="T2">Expected Result</text:span></text:span><text:span text:style-name="T2">: The system should validate these fields to accept only numeric values.</text:span></text:p>
        </text:list-item>
      </text:list>
      <text:p text:style-name="P4"/>
      <text:list xml:id="list154537549149664" text:continue-numbering="true" text:style-name="L22">
        <text:list-item>
          <text:p text:style-name="P8"><text:span text:style-name="Strong_20_Emphasis"><text:span text:style-name="T2">Attachments</text:span></text:span><text:span text:style-name="T2">: ---</text:span></text:p>
        </text:list-item>
      </text:list>
      <text:p text:style-name="P4"/>
      <text:list xml:id="list154539294369450" text:continue-numbering="true" text:style-name="L22">
        <text:list-item>
          <text:p text:style-name="P8"><text:span text:style-name="Strong_20_Emphasis"><text:span text:style-name="T2">Remarks</text:span></text:span><text:span text:style-name="T2">: This issue can lead to data integrity problems and inconsistent data storage.</text:span></text:p>
        </text:list-item>
      </text:list>
      <text:p text:style-name="P4"/>
      <text:list xml:id="list154539266218582" text:continue-numbering="true" text:style-name="L22">
        <text:list-item>
          <text:p text:style-name="P8"><text:span text:style-name="Strong_20_Emphasis"><text:span text:style-name="T2">Defect Severity</text:span></text:span><text:span text:style-name="T2">: Medium – Affects data integrity but does not stop core functionality.</text:span></text:p>
        </text:list-item>
      </text:list>
      <text:p text:style-name="P4"/>
      <text:list xml:id="list154537440770232" text:continue-numbering="true" text:style-name="L22">
        <text:list-item>
          <text:p text:style-name="P8"><text:span text:style-name="Strong_20_Emphasis"><text:span text:style-name="T2">Defect Priority</text:span></text:span><text:span text:style-name="T2">: Medium – Should be addressed to ensure data consistency.</text:span></text:p>
        </text:list-item>
      </text:list>
      <text:p text:style-name="P4"/>
      <text:list xml:id="list154537751237320" text:continue-numbering="true" text:style-name="L22">
        <text:list-item>
          <text:p text:style-name="P8"><text:span text:style-name="Strong_20_Emphasis"><text:span text:style-name="T2">Reported By</text:span></text:span><text:span text:style-name="T2">: </text:span><text:span text:style-name="T3">Ayush Surendra Acharya</text:span></text:p>
        </text:list-item>
      </text:list>
      <text:p text:style-name="P4"/>
      <text:list xml:id="list154539090537679" text:continue-numbering="true" text:style-name="L22">
        <text:list-item>
          <text:p text:style-name="P8"><text:span text:style-name="Strong_20_Emphasis"><text:span text:style-name="T2">Assigned To</text:span></text:span><text:span text:style-name="T2">: </text:span><text:span text:style-name="T3">Sahil S</text:span></text:p>
        </text:list-item>
      </text:list>
      <text:p text:style-name="P4"/>
      <text:list xml:id="list154537883179765" text:continue-numbering="true" text:style-name="L22">
        <text:list-item>
          <text:p text:style-name="P8"><text:span text:style-name="Strong_20_Emphasis"><text:span text:style-name="T2">Status</text:span></text:span><text:span text:style-name="T2">: Open</text:span></text:p>
        </text:list-item>
      </text:list>
      <text:p text:style-name="P4"><text:soft-page-break/></text:p>
      <text:list xml:id="list154537895985955" text:continue-numbering="true" text:style-name="L22">
        <text:list-item>
          <text:p text:style-name="P6"><text:span text:style-name="Strong_20_Emphasis"><text:span text:style-name="T2">Fixed Build Version</text:span></text:span><text:span text:style-name="T2">: [To be updated upon fixing the defect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5:38:31.045668040</meta:creation-date>
    <dc:date>2024-09-09T15:45:37.102142877</dc:date>
    <meta:editing-duration>PT7M6S</meta:editing-duration>
    <meta:editing-cycles>1</meta:editing-cycles>
    <meta:document-statistic meta:table-count="0" meta:image-count="0" meta:object-count="0" meta:page-count="2" meta:paragraph-count="23" meta:word-count="183" meta:character-count="1112" meta:non-whitespace-character-count="967"/>
    <meta:generator>LibreOffice/7.3.7.2$Linux_X86_64 LibreOffice_project/30$Build-2</meta:generator>
  </office:meta>
</office:document-meta>
</file>